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87.4pt"/>
    </style:style>
    <style:style style:name="co3" style:family="table-column">
      <style:table-column-properties fo:break-before="auto" style:column-width="124.84pt"/>
    </style:style>
    <style:style style:name="co4" style:family="table-column">
      <style:table-column-properties fo:break-before="auto" style:column-width="172.46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9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="0.74pt solid #000000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5" style:family="table-cell" style:parent-style-name="Default">
      <style:table-cell-properties fo:border="0.74pt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D-BOM(LCD-7in_RTP_plus_AR1021_and_AT24C16C)===LCD-OLinuXino-7R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61</text:p>
          </table:table-cell>
          <table:table-cell table:style-name="ce18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0.68R/1%/R0603</text:p>
          </table:table-cell>
          <table:table-cell table:style-name="ce14" office:value-type="string" calcext:value-type="string">
            <text:p>R0603</text:p>
          </table:table-cell>
          <table:table-cell table:style-name="ce9" office:value-type="string" calcext:value-type="string">
            <text:p>R38</text:p>
          </table:table-cell>
          <table:table-cell table:style-name="ce19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510R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5,R36,R39,R45,R55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2.2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1">R26,R27,R28,R29</text:span>,R41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10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,R3,R6,R7,R11,R14,R34,</text:p>
            <text:p>R42,R48,<text:span text:style-name="T2">R63,R66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20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1">R25</text:span>,R35,R37,R43,R5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2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6,R47</text:p>
          </table:table-cell>
          <table:table-cell table:style-name="ce18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5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4.7uH/1.15A/DCR&lt;0.1R/CD43</text:p>
          </table:table-cell>
          <table:table-cell table:style-name="ce14" office:value-type="string" calcext:value-type="string">
            <text:p>CD43</text:p>
          </table:table-cell>
          <table:table-cell table:style-name="ce9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0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12,C13</text:p>
          </table:table-cell>
          <table:table-cell table:style-name="ce18"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100nF/16V/10%/X7R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4,C6,C14,<text:span text:style-name="T1">C10,C17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100nF/50V/20%/Y5V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.2uF/50V/10%/X5R/C0805</text:p>
          </table:table-cell>
          <table:table-cell table:style-name="ce10" office:value-type="string" calcext:value-type="string">
            <text:p>C0805</text:p>
          </table:table-cell>
          <table:table-cell table:style-name="ce10" office:value-type="string" calcext:value-type="string">
            <text:p>C16,C19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22uF/6.3V/2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1,C2,<text:span text:style-name="T1">C11</text:span>,C20,C21,C25,C2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BAT54C(SOT23-3)</text:p>
          </table:table-cell>
          <table:table-cell table:style-name="ce10" office:value-type="string" calcext:value-type="string">
            <text:p>SOT23-3</text:p>
          </table:table-cell>
          <table:table-cell table:style-name="ce10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AT54S(SOT23-3)</text:p>
          </table:table-cell>
          <table:table-cell table:style-name="ce10" office:value-type="string" calcext:value-type="string">
            <text:p>SOT23-3</text:p>
          </table:table-cell>
          <table:table-cell table:style-name="ce10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BZV55C6V8/SOD80C</text:p>
          </table:table-cell>
          <table:table-cell table:style-name="ce10" office:value-type="string" calcext:value-type="string">
            <text:p>SOD80C</text:p>
          </table:table-cell>
          <table:table-cell table:style-name="ce10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BZV55C16/SOD80C</text:p>
          </table:table-cell>
          <table:table-cell table:style-name="ce10" office:value-type="string" calcext:value-type="string">
            <text:p>SOD80C</text:p>
          </table:table-cell>
          <table:table-cell table:style-name="ce10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1N5819S4(SOD-123)</text:p>
          </table:table-cell>
          <table:table-cell table:style-name="ce14" office:value-type="string" calcext:value-type="string">
            <text:p>SOD-123</text:p>
          </table:table-cell>
          <table:table-cell table:style-name="ce9" office:value-type="string" calcext:value-type="string">
            <text:p>D5,D8</text:p>
          </table:table-cell>
          <table:table-cell table:style-name="ce19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TC114YKA(SOT-2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RLML6402(SOT23-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FET1,FET2,<text:span text:style-name="T2">FET3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R1021T-I_SS(SSOP-20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T24C16C-SSHM-T(SOIC-8_150mil)</text:p>
          </table:table-cell>
          <table:table-cell table:style-name="ce11" office:value-type="string" calcext:value-type="string">
            <text:p>SOIC-8_150mil</text:p>
          </table:table-cell>
          <table:table-cell table:style-name="ce11" office:value-type="string" calcext:value-type="string">
            <text:p>U2</text:p>
          </table:table-cell>
          <table:table-cell table:style-name="ce18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AP3031KTR-G1(SOT23-6)</text:p>
          </table:table-cell>
          <table:table-cell table:style-name="ce9" office:value-type="string" calcext:value-type="string">
            <text:p>SOT23-6</text:p>
          </table:table-cell>
          <table:table-cell table:style-name="ce9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FPV-WZA21-40-LF</text:p>
          </table:table-cell>
          <table:table-cell table:style-name="ce10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MALE-PAV16X-2x20(0.8_bud)</text:p>
          </table:table-cell>
          <table:table-cell table:style-name="ce15" office:value-type="string" calcext:value-type="string">
            <text:p>PA-V16X-2X20-LF_Drill_0.9mm</text:p>
          </table:table-cell>
          <table:table-cell table:style-name="ce9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P-B-V-40-LF</text:p>
          </table:table-cell>
          <table:table-cell table:style-name="ce10" office:value-type="string" calcext:value-type="string">
            <text:p>GBH254SMT-40</text:p>
          </table:table-cell>
          <table:table-cell table:style-name="ce10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PWRJ-2mm(DCJ-W54R-20-LF)</text:p>
          </table:table-cell>
          <table:table-cell table:style-name="ce10" office:value-type="string" calcext:value-type="string">
            <text:p>DCJ-W54R-20-LF</text:p>
          </table:table-cell>
          <table:table-cell table:style-name="ce10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FPV-WZA21-50-LF</text:p>
          </table:table-cell>
          <table:table-cell table:style-name="ce10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FPA-WZB25-04-LF</text:p>
          </table:table-cell>
          <table:table-cell table:style-name="ce10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LCD-7"(800x480_AT070TN92)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LCD-TS7(LCD-7"_TOUCHPANEL)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NA(WU10S)</text:p>
          </table:table-cell>
          <table:table-cell table:style-name="ce10" office:value-type="string" calcext:value-type="string">
            <text:p>WU10S</text:p>
          </table:table-cell>
          <table:table-cell table:style-name="ce10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A(LCD-4.3"(480x272_GFT043HA480272Y)+(FPV-WZA21-40-LF))</text:p>
          </table:table-cell>
          <table:table-cell table:style-name="ce10" office:value-type="string" calcext:value-type="string">
            <text:p>FPV-WZA21-40-LF</text:p>
          </table:table-cell>
          <table:table-cell table:style-name="ce10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NA(22uF/6.3V/20%/X5R/C0603)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3,C5,C7,C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A(100nF/16V/10%/X7R/C0402)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NA(BZV55C3V9/SOD80C)</text:p>
          </table:table-cell>
          <table:table-cell table:style-name="ce10" office:value-type="string" calcext:value-type="string">
            <text:p>SOD80C</text:p>
          </table:table-cell>
          <table:table-cell table:style-name="ce10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1N5819S4(SOD-123))</text:p>
          </table:table-cell>
          <table:table-cell table:style-name="ce14" office:value-type="string" calcext:value-type="string">
            <text:p>SOD-123</text:p>
          </table:table-cell>
          <table:table-cell table:style-name="ce9" office:value-type="string" calcext:value-type="string">
            <text:p>D9</text:p>
          </table:table-cell>
          <table:table-cell table:style-name="ce19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A(LCD-5”(CAPACITIVE_TS)+(FPV-WZB201-06-LF))</text:p>
          </table:table-cell>
          <table:table-cell table:style-name="ce10" office:value-type="string" calcext:value-type="string">
            <text:p>FPV-WZB201-06-LF</text:p>
          </table:table-cell>
          <table:table-cell table:style-name="ce10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A(LCD-5”(800x480_HDW050TN22)+(FPV-WZA21-40-LF))</text:p>
          </table:table-cell>
          <table:table-cell table:style-name="ce10" office:value-type="string" calcext:value-type="string">
            <text:p>FPV-WZA21-40-LF</text:p>
          </table:table-cell>
          <table:table-cell table:style-name="ce10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NA(FPV-WZB201-06-LF)</text:p>
          </table:table-cell>
          <table:table-cell table:style-name="ce10" office:value-type="string" calcext:value-type="string">
            <text:p>FPV-WZB201-06-LF</text:p>
          </table:table-cell>
          <table:table-cell table:style-name="ce10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NA(FPV-WZA21-50-LF)</text:p>
          </table:table-cell>
          <table:table-cell table:style-name="ce10" office:value-type="string" calcext:value-type="string">
            <text:p>FPV-WZA21-50-LF</text:p>
          </table:table-cell>
          <table:table-cell table:style-name="ce10" office:value-type="string" calcext:value-type="string">
            <text:p>LCD-10,1in_DISP1,LCD-7in_DISP2,</text:p>
            <text:p>LCD-10,1in_DISP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NA(FPA-WZB25-04-LF)</text:p>
          </table:table-cell>
          <table:table-cell table:style-name="ce10" office:value-type="string" calcext:value-type="string">
            <text:p>FPA-WZB25-04-LF</text:p>
          </table:table-cell>
          <table:table-cell table:style-name="ce10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NA(0R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,R31,R32,R33</text:p>
          </table:table-cell>
          <table:table-cell table:style-name="ce19" table:number-columns-repeated="102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NA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,R4,R5,R8,R12,R13,R17,</text:p>
            <text:p>R19,R20,R21,R24,R49<text:span text:style-name="T1">,R62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NA/R0603</text:p>
          </table:table-cell>
          <table:table-cell table:style-name="ce14" office:value-type="string" calcext:value-type="string">
            <text:p>R0603</text:p>
          </table:table-cell>
          <table:table-cell table:style-name="ce14" office:value-type="string" calcext:value-type="string">
            <text:p>R40</text:p>
          </table:table-cell>
          <table:table-cell table:style-name="ce19" table:number-columns-repeated="1020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NA(10k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9,R10,R18,R22,R23,R51,R53,R57,</text:p>
            <text:p>R60,<text:span text:style-name="T1">R52,R54,R56,R59,</text:span><text:span text:style-name="T2">R64,R65</text:span>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2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Opened</text:p>
          </table:table-cell>
          <table:table-cell table:style-name="ce10" office:value-type="string" calcext:value-type="string">
            <text:p>SJ</text:p>
          </table:table-cell>
          <table:table-cell table:style-name="ce10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SJ_Closed</text:p>
          </table:table-cell>
          <table:table-cell table:style-name="ce10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CTRL:Closed/EN:Opened</text:p>
          </table:table-cell>
          <table:table-cell table:style-name="ce10" office:value-type="string" calcext:value-type="string">
            <text:p>SJ_2_SMALL_23_TIED</text:p>
          </table:table-cell>
          <table:table-cell table:style-name="ce10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3.3V:Opened/5.0V:Closed</text:p>
          </table:table-cell>
          <table:table-cell table:style-name="ce10" office:value-type="string" calcext:value-type="string">
            <text:p>SJ_2_SMALL_23_TIED</text:p>
          </table:table-cell>
          <table:table-cell table:style-name="ce10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Deleted were: R50(220R/R0402) and the SMD jumper 5V_JACK/5V_LCD1(5V_JACK:Opened/5V_LCD:Closed)</text:p>
          </table:table-cell>
          <table:covered-table-cell table:number-columns-repeated="2" table:style-name="ce12"/>
          <table:covered-table-cell table:style-name="ce16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4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7in_RTP_plus_AR1021_and_AT24C16C) ===</text:span></text:p>
          <text:p><text:span text:style-name="MT2">LCD-OLinuXino-7RTS-BOM</text:span></text:p>
        </style:region-center>
        <style:region-right>
          <text:p><text:span text:style-name="MT3"/></text:p>
          <text:p><text:span text:style-name="MT3"/></text:p>
          <text:p><text:span text:style-name="MT3"><text:date style:data-style-name="N2" text:date-value="2019-07-30">00/00/0000</text:date>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57:51.989039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57:59.693233686</dc:date>
    <meta:editing-duration>PT2H53M43S</meta:editing-duration>
    <meta:editing-cycles>65</meta:editing-cycles>
    <meta:document-statistic meta:table-count="1" meta:cell-count="209" meta:object-count="0"/>
  </office:meta>
</office:document-meta>
</file>